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9d6b6" officeooo:paragraph-rsid="0019d6b6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none" fo:font-weight="bold" officeooo:rsid="001a9192" officeooo:paragraph-rsid="001a9192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bold" officeooo:rsid="001a9192" officeooo:paragraph-rsid="001a9192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9192" officeooo:paragraph-rsid="001a9192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paragraph-rsid="001a9192"/>
    </style:style>
    <style:style style:name="P6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9d6b6" officeooo:paragraph-rsid="0019d6b6" style:font-size-asian="24pt" style:font-weight-asian="bold" style:font-size-complex="24pt" style:font-weight-complex="bold"/>
    </style:style>
    <style:style style:name="P7" style:family="paragraph" style:parent-style-name="Text_20_body">
      <style:paragraph-properties fo:line-height="100%"/>
      <style:text-properties fo:font-variant="normal" fo:text-transform="none" fo:color="#24292e" style:font-name="SFMono-Regular" fo:font-size="9pt" fo:letter-spacing="normal" fo:font-style="normal" fo:font-weight="normal" officeooo:paragraph-rsid="001d0701"/>
    </style:style>
    <style:style style:name="P8" style:family="paragraph" style:parent-style-name="Text_20_body">
      <style:text-properties officeooo:paragraph-rsid="001bcaff"/>
    </style:style>
    <style:style style:name="P9" style:family="paragraph" style:parent-style-name="Text_20_body">
      <style:text-properties officeooo:rsid="001bcaff" officeooo:paragraph-rsid="001bcaff"/>
    </style:style>
    <style:style style:name="P10" style:family="paragraph" style:parent-style-name="Text_20_body">
      <style:paragraph-properties fo:text-align="start" style:justify-single-word="false"/>
      <style:text-properties officeooo:rsid="001bcaff" officeooo:paragraph-rsid="001bcaff"/>
    </style:style>
    <style:style style:name="P11" style:family="paragraph" style:parent-style-name="Text_20_body">
      <style:text-properties style:font-name="Liberation Serif" officeooo:paragraph-rsid="001bcaff"/>
    </style:style>
    <style:style style:name="P12" style:family="paragraph" style:parent-style-name="Text_20_body">
      <style:text-properties style:font-name="Liberation Serif" fo:font-size="12pt" officeooo:rsid="00216e88" officeooo:paragraph-rsid="001ecf08" style:font-size-asian="12pt" style:font-size-complex="12pt"/>
    </style:style>
    <style:style style:name="P13" style:family="paragraph" style:parent-style-name="Text_20_body">
      <style:paragraph-properties fo:line-height="100%"/>
      <style:text-properties fo:font-size="18pt" officeooo:rsid="001d0701" officeooo:paragraph-rsid="001d0701" style:font-size-asian="15.75pt" style:font-size-complex="18pt"/>
    </style:style>
    <style:style style:name="P14" style:family="paragraph" style:parent-style-name="Text_20_body">
      <style:paragraph-properties fo:line-height="100%"/>
      <style:text-properties fo:font-size="18pt" officeooo:rsid="001d0701" officeooo:paragraph-rsid="001d1436" style:font-size-asian="15.75pt" style:font-size-complex="18pt"/>
    </style:style>
    <style:style style:name="P15" style:family="paragraph" style:parent-style-name="Text_20_body">
      <style:paragraph-properties fo:line-height="100%"/>
      <style:text-properties fo:font-size="18pt" officeooo:rsid="001d1436" officeooo:paragraph-rsid="001d1436" style:font-size-asian="15.75pt" style:font-size-complex="18pt"/>
    </style:style>
    <style:style style:name="P16" style:family="paragraph" style:parent-style-name="Text_20_body">
      <style:paragraph-properties fo:line-height="100%"/>
      <style:text-properties fo:font-size="18pt" officeooo:paragraph-rsid="001d0701"/>
    </style:style>
    <style:style style:name="P17" style:family="paragraph" style:parent-style-name="Text_20_body">
      <style:paragraph-properties style:line-height-at-least="0cm"/>
      <style:text-properties fo:font-size="18pt" fo:font-weight="bold" officeooo:rsid="001d1436" officeooo:paragraph-rsid="001d1436" style:font-size-asian="15.75pt" style:font-weight-asian="bold" style:font-size-complex="18pt" style:font-weight-complex="bold"/>
    </style:style>
    <style:style style:name="P18" style:family="paragraph" style:parent-style-name="Text_20_body">
      <style:paragraph-properties style:line-height-at-least="0cm"/>
      <style:text-properties fo:font-size="18pt" fo:font-weight="normal" officeooo:rsid="001d1436" officeooo:paragraph-rsid="001d1436" style:font-size-asian="15.75pt" style:font-weight-asian="normal" style:font-size-complex="18pt" style:font-weight-complex="normal"/>
    </style:style>
    <style:style style:name="P19" style:family="paragraph" style:parent-style-name="Text_20_body">
      <style:text-properties officeooo:paragraph-rsid="001ecf08"/>
    </style:style>
    <style:style style:name="P20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21" style:family="paragraph" style:parent-style-name="Text_20_body" style:list-style-name="L6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22" style:family="paragraph" style:parent-style-name="Text_20_body">
      <style:paragraph-properties fo:margin-top="0cm" fo:margin-bottom="0cm" loext:contextual-spacing="false" fo:orphans="2" fo:widows="2"/>
      <style:text-properties officeooo:paragraph-rsid="002309e0"/>
    </style:style>
    <style:style style:name="P23" style:family="paragraph" style:parent-style-name="Text_20_body">
      <style:paragraph-properties fo:margin-top="0cm" fo:margin-bottom="0cm" loext:contextual-spacing="false" fo:orphans="2" fo:widows="2"/>
      <style:text-properties officeooo:rsid="001a9192" officeooo:paragraph-rsid="001a9192"/>
    </style:style>
    <style:style style:name="T1" style:family="text">
      <style:text-properties officeooo:rsid="001a9192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216e88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24292e" style:font-name="apple-system" fo:letter-spacing="normal" fo:font-style="normal" fo:font-weight="normal"/>
    </style:style>
    <style:style style:name="T6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7" style:family="text">
      <style:text-properties fo:font-variant="normal" fo:text-transform="none" fo:color="#24292e" style:font-name="apple-system" fo:font-size="12pt" fo:letter-spacing="normal" fo:font-style="normal" fo:font-weight="normal" officeooo:rsid="001bcaff"/>
    </style:style>
    <style:style style:name="T8" style:family="text">
      <style:text-properties fo:font-variant="normal" fo:text-transform="none" fo:color="#24292e" style:font-name="apple-system" fo:font-size="12pt" fo:letter-spacing="normal" fo:font-style="normal" fo:font-weight="normal" officeooo:rsid="001ecf08"/>
    </style:style>
    <style:style style:name="T9" style:family="text">
      <style:text-properties fo:font-variant="normal" fo:text-transform="none" fo:color="#24292e" style:font-name="apple-system" fo:font-size="12pt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color="#24292e" style:font-name="apple-system" fo:font-size="18pt" fo:letter-spacing="normal" fo:font-style="normal" fo:font-weight="normal" style:font-size-asian="18pt" style:font-size-complex="18pt"/>
    </style:style>
    <style:style style:name="T11" style:family="text">
      <style:text-properties fo:font-variant="normal" fo:text-transform="none" fo:color="#24292e" style:font-name="apple-system" fo:font-size="18pt" fo:letter-spacing="normal" fo:font-style="normal" fo:font-weight="bold" style:font-size-asian="18pt" style:font-weight-asian="bold" style:font-size-complex="18pt" style:font-weight-complex="bold"/>
    </style:style>
    <style:style style:name="T12" style:family="text">
      <style:text-properties fo:font-variant="normal" fo:text-transform="none" fo:color="#24292e" style:font-name="Liberation Serif" fo:font-size="12pt" fo:letter-spacing="normal" fo:font-style="normal" fo:font-weight="normal" officeooo:rsid="001bcaff"/>
    </style:style>
    <style:style style:name="T13" style:family="text">
      <style:text-properties fo:font-variant="normal" fo:text-transform="none" fo:color="#24292e" style:font-name="Liberation Serif" fo:font-size="12pt" fo:letter-spacing="normal" fo:font-style="normal" fo:font-weight="normal" officeooo:rsid="001d0701" style:font-size-asian="12pt" style:font-size-complex="12pt"/>
    </style:style>
    <style:style style:name="T14" style:family="text">
      <style:text-properties fo:font-variant="normal" fo:text-transform="none" fo:color="#24292e" style:font-name="Liberation Serif" fo:font-size="12pt" fo:letter-spacing="normal" fo:font-style="normal" fo:font-weight="normal" officeooo:rsid="00216e88" fo:background-color="transparent" loext:char-shading-value="0" style:font-size-asian="12pt" style:font-size-complex="12pt" loext:padding="0cm" loext:border="none"/>
    </style:style>
    <style:style style:name="T15" style:family="text">
      <style:text-properties fo:font-variant="normal" fo:text-transform="none" fo:color="#24292e" style:font-name="Liberation Serif" fo:font-size="18pt" fo:letter-spacing="normal" fo:font-style="normal" fo:font-weight="normal" officeooo:rsid="001bcaff" style:font-size-asian="18pt" style:font-size-complex="18pt"/>
    </style:style>
    <style:style style:name="T16" style:family="text">
      <style:text-properties fo:font-variant="normal" fo:text-transform="none" fo:color="#24292e" style:font-name="Liberation Serif" fo:font-size="18pt" fo:letter-spacing="normal" fo:font-style="normal" fo:font-weight="bold" officeooo:rsid="001bcaff" style:font-size-asian="18pt" style:font-weight-asian="bold" style:font-size-complex="18pt" style:font-weight-complex="bold"/>
    </style:style>
    <style:style style:name="T17" style:family="text">
      <style:text-properties fo:font-variant="normal" fo:text-transform="none" fo:color="#24292e" style:font-name="Liberation Serif" fo:font-size="8.25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18" style:family="text">
      <style:text-properties fo:font-variant="normal" fo:text-transform="none" fo:color="#24292e" style:font-name="Liberation Serif" fo:font-size="22pt" fo:letter-spacing="normal" fo:font-style="normal" fo:font-weight="normal" officeooo:rsid="00216e88" fo:background-color="transparent" loext:char-shading-value="0" style:font-size-asian="22pt" style:font-size-complex="22pt" loext:padding="0cm" loext:border="none"/>
    </style:style>
    <style:style style:name="T19" style:family="text">
      <style:text-properties fo:font-variant="normal" fo:text-transform="none" fo:color="#24292e" style:font-name="Liberation Serif" fo:letter-spacing="normal" fo:font-style="normal" fo:font-weight="normal" officeooo:rsid="00216e88" fo:background-color="transparent" loext:char-shading-value="0" loext:padding="0cm" loext:border="none"/>
    </style:style>
    <style:style style:name="T20" style:family="text">
      <style:text-properties fo:font-variant="normal" fo:text-transform="none" fo:color="#24292e" fo:font-size="12pt" fo:letter-spacing="normal" fo:font-style="normal" fo:font-weight="normal" officeooo:rsid="001bcaff"/>
    </style:style>
    <style:style style:name="T21" style:family="text">
      <style:text-properties fo:font-variant="normal" fo:text-transform="none" fo:color="#24292e" fo:font-size="12pt" fo:letter-spacing="normal" fo:font-style="normal" fo:font-weight="normal" officeooo:rsid="00216e88" fo:background-color="transparent" loext:char-shading-value="0" style:font-size-asian="12pt" style:font-size-complex="12pt" loext:padding="0cm" loext:border="none"/>
    </style:style>
    <style:style style:name="T22" style:family="text">
      <style:text-properties fo:font-variant="normal" fo:text-transform="none" fo:color="#24292e" style:font-name="SFMono-Regular" fo:font-size="8.25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3" style:family="text">
      <style:text-properties fo:font-variant="normal" fo:text-transform="none" fo:color="#262626" style:font-name="Roboto" fo:font-size="9.75pt" fo:letter-spacing="normal" fo:font-style="normal" fo:font-weight="normal"/>
    </style:style>
    <style:style style:name="T24" style:family="text">
      <style:text-properties fo:font-variant="normal" fo:text-transform="none" fo:color="#262626" style:font-name="Liberation Serif" fo:font-size="9.75pt" fo:letter-spacing="normal" fo:font-style="normal" fo:font-weight="normal"/>
    </style:style>
    <style:style style:name="T25" style:family="text">
      <style:text-properties fo:font-variant="normal" fo:text-transform="none" fo:color="#262626" style:font-name="Liberation Serif" fo:font-size="12pt" fo:letter-spacing="normal" fo:font-style="normal" fo:font-weight="normal" style:font-size-asian="12pt" style:font-size-complex="12pt"/>
    </style:style>
    <style:style style:name="T26" style:family="text">
      <style:text-properties fo:font-variant="normal" fo:text-transform="none" fo:color="#262626" style:font-name="Liberation Serif" fo:font-size="12pt" fo:letter-spacing="normal" fo:font-style="normal" fo:font-weight="normal" officeooo:rsid="001ecf08" style:font-size-asian="12pt" style:font-size-complex="12pt"/>
    </style:style>
    <style:style style:name="T27" style:family="text">
      <style:text-properties fo:font-variant="normal" fo:text-transform="none" fo:color="#262626" style:font-name="Liberation Serif" fo:font-size="12pt" fo:letter-spacing="normal" fo:font-style="normal" fo:font-weight="normal" officeooo:rsid="0021aa58" style:font-size-asian="12pt" style:font-size-complex="12pt"/>
    </style:style>
    <style:style style:name="T28" style:family="text">
      <style:text-properties fo:font-variant="normal" fo:text-transform="none" fo:color="#262626" style:font-name="Liberation Serif" fo:font-size="12pt" fo:letter-spacing="normal" fo:font-style="normal" fo:font-weight="normal" officeooo:rsid="002309e0" style:font-size-asian="12pt" style:font-size-complex="12pt"/>
    </style:style>
    <style:style style:name="T29" style:family="text">
      <style:text-properties fo:font-variant="normal" fo:text-transform="none" fo:color="#262626" style:font-name="Liberation Serif" fo:font-size="12pt" fo:letter-spacing="normal" fo:font-style="normal" fo:font-weight="bold" officeooo:rsid="002309e0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262626" style:font-name="Liberation Serif" fo:font-size="12pt" fo:letter-spacing="normal" fo:font-style="normal" style:text-underline-style="solid" style:text-underline-width="auto" style:text-underline-color="font-color" fo:font-weight="bold" officeooo:rsid="002309e0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262626" style:font-name="Liberation Serif" fo:font-size="12pt" fo:letter-spacing="normal" fo:font-style="normal" style:text-underline-style="solid" style:text-underline-width="auto" style:text-underline-color="font-color" fo:font-weight="bold" officeooo:rsid="002309e0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32" style:family="text">
      <style:text-properties officeooo:rsid="001bcaff"/>
    </style:style>
    <style:style style:name="T33" style:family="text">
      <style:text-properties style:font-name="Liberation Serif"/>
    </style:style>
    <style:style style:name="T34" style:family="text">
      <style:text-properties style:font-name="Liberation Serif" fo:font-size="12pt" style:font-size-asian="12pt" style:font-size-complex="12pt"/>
    </style:style>
    <style:style style:name="T35" style:family="text">
      <style:text-properties style:font-name="Liberation Serif" fo:font-size="12pt" officeooo:rsid="001d0701" style:font-size-asian="12pt" style:font-size-complex="12pt"/>
    </style:style>
    <style:style style:name="T36" style:family="text">
      <style:text-properties style:font-name="Liberation Serif" fo:font-size="12pt" officeooo:rsid="001d1436" style:font-size-asian="12pt" style:font-size-complex="12pt"/>
    </style:style>
    <style:style style:name="T37" style:family="text">
      <style:text-properties style:font-name="Liberation Serif" fo:font-size="12pt" officeooo:rsid="00216e88" style:font-size-asian="12pt" style:font-size-complex="12pt"/>
    </style:style>
    <style:style style:name="T3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39" style:family="text">
      <style:text-properties style:font-name="Liberation Serif" fo:font-size="12pt" fo:font-weight="bold" officeooo:rsid="001d6173" style:font-size-asian="12pt" style:font-weight-asian="bold" style:font-size-complex="12pt" style:font-weight-complex="bold"/>
    </style:style>
    <style:style style:name="T40" style:family="text">
      <style:text-properties style:font-name="Liberation Serif" fo:font-size="12pt" fo:font-weight="bold" officeooo:rsid="001d331b" style:font-size-asian="12pt" style:font-weight-asian="bold" style:font-size-complex="12pt" style:font-weight-complex="bold"/>
    </style:style>
    <style:style style:name="T41" style:family="text">
      <style:text-properties style:font-name="Liberation Serif" fo:font-weight="bold" style:font-size-asian="18pt" style:font-weight-asian="bold" style:font-weight-complex="bold"/>
    </style:style>
    <style:style style:name="T42" style:family="text">
      <style:text-properties style:font-name="Liberation Serif" fo:font-weight="bold" officeooo:rsid="001d0701" style:font-size-asian="18pt" style:font-weight-asian="bold" style:font-size-complex="18pt" style:font-weight-complex="bold"/>
    </style:style>
    <style:style style:name="T43" style:family="text">
      <style:text-properties style:font-name="Liberation Serif" fo:font-size="18pt" fo:font-weight="bold" officeooo:rsid="001d6173" style:font-size-asian="18pt" style:font-weight-asian="bold" style:font-size-complex="18pt" style:font-weight-complex="bold"/>
    </style:style>
    <style:style style:name="T44" style:family="text">
      <style:text-properties style:font-name="Liberation Serif" fo:font-size="18pt" fo:font-weight="bold" officeooo:rsid="001d331b" style:font-size-asian="18pt" style:font-weight-asian="bold" style:font-size-complex="18pt" style:font-weight-complex="bold"/>
    </style:style>
    <style:style style:name="T45" style:family="text">
      <style:text-properties fo:font-size="18pt" officeooo:rsid="001bcaff" style:font-size-asian="18pt" style:font-size-complex="18pt"/>
    </style:style>
    <style:style style:name="T46" style:family="text">
      <style:text-properties fo:font-size="18pt" style:text-underline-style="none" officeooo:rsid="001a9192" style:font-size-asian="18pt" style:font-weight-asian="bold" style:font-size-complex="18pt" style:font-weight-complex="bold"/>
    </style:style>
    <style:style style:name="T47" style:family="text">
      <style:text-properties fo:font-size="18pt" fo:font-weight="bold" style:font-size-asian="18pt" style:font-weight-asian="bold" style:font-size-complex="18pt" style:font-weight-complex="bold"/>
    </style:style>
    <style:style style:name="T48" style:family="text">
      <style:text-properties fo:font-size="18pt" fo:font-weight="bold" officeooo:rsid="001bcaff" style:font-size-asian="18pt" style:font-weight-asian="bold" style:font-size-complex="18pt" style:font-weight-complex="bold"/>
    </style:style>
    <style:style style:name="T49" style:family="text">
      <style:text-properties fo:font-size="18pt" fo:font-weight="bold" officeooo:rsid="001d331b" style:font-size-asian="18pt" style:font-weight-asian="bold" style:font-size-complex="18pt" style:font-weight-complex="bold"/>
    </style:style>
    <style:style style:name="T50" style:family="text">
      <style:text-properties fo:font-size="18pt" fo:font-weight="bold" officeooo:rsid="001d6173" style:font-size-asian="18pt" style:font-weight-asian="bold" style:font-size-complex="18pt" style:font-weight-complex="bold"/>
    </style:style>
    <style:style style:name="T51" style:family="text">
      <style:text-properties fo:font-size="18pt" fo:font-weight="bold" officeooo:rsid="001d0701" style:font-size-asian="15.75pt" style:font-weight-asian="bold" style:font-size-complex="18pt" style:font-weight-complex="bold"/>
    </style:style>
    <style:style style:name="T52" style:family="text">
      <style:text-properties fo:font-size="18pt" officeooo:rsid="001d0701" style:font-size-asian="15.75pt" style:font-size-complex="18pt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officeooo:rsid="001a9192" style:font-weight-asian="bold" style:font-weight-complex="bold"/>
    </style:style>
    <style:style style:name="T55" style:family="text">
      <style:text-properties fo:font-weight="bold" officeooo:rsid="001bcaff" style:font-weight-asian="bold" style:font-weight-complex="bold"/>
    </style:style>
    <style:style style:name="T56" style:family="text">
      <style:text-properties fo:font-size="14pt" fo:font-weight="normal" style:font-size-asian="14pt" style:font-weight-asian="normal" style:font-size-complex="14pt" style:font-weight-complex="normal"/>
    </style:style>
    <style:style style:name="T57" style:family="text">
      <style:text-properties style:font-name="Liberation Serif" fo:font-size="22pt" officeooo:rsid="00216e88" style:font-size-asian="22pt" style:font-size-complex="22pt"/>
    </style:style>
    <style:style style:name="T58" style:family="text">
      <style:text-properties style:font-name="Liberation Serif" fo:font-size="12pt" officeooo:rsid="00216e88" style:font-size-asian="12pt" style:font-size-complex="12pt"/>
    </style:style>
    <style:style style:name="T59" style:family="text">
      <style:text-properties style:font-name="Liberation Serif" officeooo:rsid="00216e88"/>
    </style:style>
    <style:style style:name="T60" style:family="text">
      <style:text-properties fo:font-size="22pt" style:font-size-asian="22pt" style:font-size-complex="22pt"/>
    </style:style>
    <style:style style:name="T61" style:family="text">
      <style:text-properties fo:font-size="22pt" officeooo:rsid="00216e88" style:font-size-asian="22pt" style:font-size-complex="22pt"/>
    </style:style>
    <style:style style:name="T62" style:family="text">
      <style:text-properties officeooo:rsid="00216e88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ssignment 3</text:p>
      <text:p text:style-name="P1"/>
      <text:p text:style-name="P2">Task1:- <text:span text:style-name="T56">Make a script and pass 5 command line arguments (arguments value should be interger)</text:span></text:p>
      <text:p text:style-name="P2">Script:- <text:span text:style-name="T4">#!/bin/bash</text:span></text:p>
      <text:p text:style-name="P4"><text:s text:c="21"/>echo $1, $5</text:p>
      <text:p text:style-name="P4"><text:s text:c="21"/>if [ $2 -eq 10 ]</text:p>
      <text:p text:style-name="P4"><text:s text:c="21"/>then</text:p>
      <text:p text:style-name="P4"><text:s text:c="21"/>echo "INDIA"</text:p>
      <text:p text:style-name="P4"><text:s text:c="21"/>else</text:p>
      <text:p text:style-name="P4"><text:s text:c="21"/>echo "india"</text:p>
      <text:p text:style-name="P4"><text:s text:c="21"/>fi</text:p>
      <text:p text:style-name="P4"><text:s text:c="21"/>sum=$(expr $1 + $2 + $3 + $4 + $5)</text:p>
      <text:p text:style-name="P4"><text:s text:c="21"/>echo $sum</text:p>
      <text:p text:style-name="P3">Output1:-</text:p>
      <text:p text:style-name="P4"># ./task1.sh 2 10 5 6 8</text:p>
      <text:p text:style-name="P4">2, 8</text:p>
      <text:p text:style-name="P4">INDIA</text:p>
      <text:p text:style-name="P4">31</text:p>
      <text:p text:style-name="P3">Output2:-</text:p>
      <text:p text:style-name="P4"># ./task1.sh 2 2 5 6 8</text:p>
      <text:p text:style-name="P4">2, 8</text:p>
      <text:p text:style-name="P4">india</text:p>
      <text:p text:style-name="P4">23</text:p>
      <text:p text:style-name="P3"/>
      <text:p text:style-name="P5"><text:span text:style-name="T46">Task2 :- </text:span><text:span text:style-name="T5">Make a script and pass one command line arguments(use loop)</text:span></text:p>
      <text:list xml:id="list5781490990959611104" text:style-name="L1">
        <text:list-item>
          <text:list>
            <text:list-item>
              <text:p text:style-name="P20">print the table of command line argument if value is less 10</text:p>
            </text:list-item>
            <text:list-item>
              <text:p text:style-name="P20">print 5 times "INDIA" if value is greater than or equal to 10</text:p>
            </text:list-item>
          </text:list>
        </text:list-item>
      </text:list>
      <text:p text:style-name="P23"><text:span text:style-name="T47">Script:-</text:span><text:span text:style-name="T53"> </text:span>#!/bin/bash</text:p>
      <text:p text:style-name="P23">if [ $1 -le 9 ]</text:p>
      <text:p text:style-name="P23">then</text:p>
      <text:p text:style-name="P23">for i in 1 2 3 4 5 6 7 8 9 10</text:p>
      <text:p text:style-name="P23">do</text:p>
      <text:p text:style-name="P23">a=$( expr $1 '*' $i)</text:p>
      <text:p text:style-name="P23">echo $a</text:p>
      <text:p text:style-name="P23">done</text:p>
      <text:p text:style-name="P23">elif [ $1 &gt; 10 ]</text:p>
      <text:p text:style-name="P23">then</text:p>
      <text:p text:style-name="P23">for i in 1 2 3 4 5</text:p>
      <text:p text:style-name="P23">do</text:p>
      <text:p text:style-name="P23">echo "INDIA"</text:p>
      <text:p text:style-name="P23">done </text:p>
      <text:p text:style-name="P23">fi</text:p>
      <text:p text:style-name="P23"/>
      <text:p text:style-name="P23"/>
      <text:p text:style-name="P8"><text:soft-page-break/><text:span text:style-name="T54">Output1</text:span><text:span text:style-name="T1"> :- # ./task2.sh 9</text:span></text:p>
      <text:p text:style-name="P9">9</text:p>
      <text:p text:style-name="P9">18</text:p>
      <text:p text:style-name="P9">27</text:p>
      <text:p text:style-name="P9">36</text:p>
      <text:p text:style-name="P9">45</text:p>
      <text:p text:style-name="P9">54</text:p>
      <text:p text:style-name="P9">63</text:p>
      <text:p text:style-name="P9">72</text:p>
      <text:p text:style-name="P9">81</text:p>
      <text:p text:style-name="P9">90</text:p>
      <text:p text:style-name="P8"><text:span text:style-name="T55">Output 2:-</text:span><text:span text:style-name="T32"> # <text:s/>./task2.sh 10</text:span></text:p>
      <text:p text:style-name="P8"><text:span text:style-name="T32">INDIA</text:span></text:p>
      <text:p text:style-name="P8"><text:span text:style-name="T32">INDIA</text:span></text:p>
      <text:p text:style-name="P8"><text:span text:style-name="T32">INDIA</text:span></text:p>
      <text:p text:style-name="P8"><text:span text:style-name="T32">INDIA</text:span></text:p>
      <text:p text:style-name="P8"><text:span text:style-name="T32">INDIA</text:span><text:line-break/></text:p>
      <text:p text:style-name="P8"><text:span text:style-name="T48">Task3</text:span><text:span text:style-name="T32"> :- </text:span><text:span text:style-name="T6">Make a script and print your name 10 times(use fuction to print your name)</text:span></text:p>
      <text:p text:style-name="P9"><text:span text:style-name="T11">Script:-</text:span><text:span text:style-name="T6"> #!/bin/bash</text:span></text:p>
      <text:p text:style-name="P9"><text:span text:style-name="T6">printname ()</text:span></text:p>
      <text:p text:style-name="P10"><text:span text:style-name="T6">{</text:span></text:p>
      <text:p text:style-name="P9"><text:span text:style-name="T6">for i in {1..10}</text:span></text:p>
      <text:p text:style-name="P9"><text:span text:style-name="T6">do </text:span></text:p>
      <text:p text:style-name="P9"><text:span text:style-name="T6">echo $1</text:span></text:p>
      <text:p text:style-name="P9"><text:span text:style-name="T6">done</text:span></text:p>
      <text:p text:style-name="P9"><text:span text:style-name="T6">}</text:span></text:p>
      <text:p text:style-name="P9"><text:span text:style-name="T6">printname $1 </text:span></text:p>
      <text:p text:style-name="P9"><text:span text:style-name="T9">Output</text:span><text:span text:style-name="T6">:- </text:span><text:span text:style-name="T8">#</text:span><text:span text:style-name="T6">./task3.sh Tarun</text:span></text:p>
      <text:p text:style-name="P9"><text:span text:style-name="T6">Tarun</text:span></text:p>
      <text:p text:style-name="P9"><text:soft-page-break/><text:span text:style-name="T6">Tarun</text:span></text:p>
      <text:p text:style-name="P9"><text:span text:style-name="T6">Tarun</text:span></text:p>
      <text:p text:style-name="P9"><text:span text:style-name="T6">Tarun</text:span></text:p>
      <text:p text:style-name="P9"><text:span text:style-name="T6">Tarun</text:span></text:p>
      <text:p text:style-name="P9"><text:span text:style-name="T6">Tarun</text:span></text:p>
      <text:p text:style-name="P9"><text:span text:style-name="T6">Tarun</text:span></text:p>
      <text:p text:style-name="P9"><text:span text:style-name="T6">Tarun</text:span></text:p>
      <text:p text:style-name="P9"><text:span text:style-name="T6">Tarun</text:span></text:p>
      <text:p text:style-name="P9"><text:span text:style-name="T6">Tarun</text:span></text:p>
      <text:p text:style-name="P8"><text:span text:style-name="T16">Task4:-</text:span><text:span text:style-name="T7"> </text:span><text:span text:style-name="T6">Make a excel sheet manually with 5 column, and print the 1st,3rd and 5th column</text:span></text:p>
      <text:p text:style-name="P22"><text:span text:style-name="T49">Command:- </text:span><text:span text:style-name="T39">#</text:span><text:span text:style-name="T40"> </text:span><text:span text:style-name="T25">sed 's/,/ /</text:span><text:span text:style-name="T27">g</text:span><text:span text:style-name="T25">' filename.csv | awk '</text:span><text:span text:style-name="T26">{</text:span><text:span text:style-name="T25">print $1,$3,$5</text:span><text:span text:style-name="T26">}</text:span><text:span text:style-name="T25">'</text:span></text:p>
      <text:p text:style-name="P22"><text:span text:style-name="T34"><text:line-break/></text:span></text:p>
      <text:p text:style-name="P8"><text:span text:style-name="T16">Task5</text:span><text:span text:style-name="T15"> :- </text:span><text:span text:style-name="T10">Install the zabbix-agent using shell script</text:span></text:p>
      <text:p text:style-name="P8"><text:span text:style-name="T16">Script</text:span><text:span text:style-name="T15"> :-</text:span><text:span text:style-name="T7"> </text:span><text:span text:style-name="T12">#!/bin/bash</text:span></text:p>
      <text:p text:style-name="P11"><text:span text:style-name="T20">sudo apt-get update</text:span></text:p>
      <text:p text:style-name="P11"><text:span text:style-name="T20">sudo apt-get install zabbix-agent -y</text:span></text:p>
      <text:p text:style-name="P11"><text:span text:style-name="T20">sudo systemctl start zabbix-agent</text:span></text:p>
      <text:p text:style-name="P11"><text:span text:style-name="T20">sudo sed -i 's/Server=127.0.0.1/Server=zabbix.opstree.com/' /etc/zabbix/zabbix_agentd.conf</text:span></text:p>
      <text:p text:style-name="P11"><text:span text:style-name="T20">sudo sed -i 's/Hostname=Zabbix/Hostname=192.168.0.20-zabbixagent/' /etc/zabbix/zabbix_agentd.conf</text:span></text:p>
      <text:p text:style-name="P8"><text:span text:style-name="T12">sudo service zabbix-agent restart</text:span><text:line-break/></text:p>
      <text:p text:style-name="P8"><text:span text:style-name="T48">Task 6:</text:span><text:span text:style-name="T45">-</text:span><text:span text:style-name="T32"> </text:span><text:span text:style-name="T6">Make a script in which you will pass a git repo path and it will generate a html report of last 5 days commits.</text:span></text:p>
      <text:list xml:id="list1384737158697768002" text:style-name="L6">
        <text:list-item>
          <text:p text:style-name="P21">html report should contain</text:p>
          <text:list>
            <text:list-item>
              <text:p text:style-name="P21">Commit Message</text:p>
            </text:list-item>
            <text:list-item>
              <text:p text:style-name="P21">Commit ID</text:p>
            </text:list-item>
            <text:list-item>
              <text:p text:style-name="P21">Author Name</text:p>
            </text:list-item>
            <text:list-item>
              <text:p text:style-name="P21">Commit Date</text:p>
              <text:p text:style-name="P21"/>
            </text:list-item>
          </text:list>
        </text:list-item>
      </text:list>
      <text:p text:style-name="P19"><text:soft-page-break/><text:span text:style-name="T51">Script</text:span><text:span text:style-name="T52">:-</text:span><text:span text:style-name="T35"> </text:span><text:span text:style-name="T37">#!/bin/bash</text:span></text:p>
      <text:p text:style-name="P12">mkdir gittest.sh</text:p>
      <text:p text:style-name="P12">cd gittest.sh</text:p>
      <text:p text:style-name="P19"><text:span text:style-name="T37">sudo git clone </text:span><text:a xlink:type="simple" xlink:href="https://github.com/apache/hadoop.git" text:style-name="Internet_20_link" text:visited-style-name="Visited_20_Internet_20_Link"><text:span text:style-name="T34">https://github.com/apache/hadoop.git</text:span></text:a><text:span text:style-name="T34"> -</text:span><text:span text:style-name="T37">y</text:span></text:p>
      <text:p text:style-name="P12">sudo chmod 777 hadoop</text:p>
      <text:p text:style-name="P12">cd <text:s/>hadoop</text:p>
      <text:p text:style-name="P12">sudo git log –since=”5 days” --pretty=format:’%cd,%an,%B,%cm’ &gt; log.csv</text:p>
      <text:p text:style-name="P19"><text:span text:style-name="Source_20_Text"><text:span text:style-name="T14">cat log.csv</text:span></text:span></text:p>
      <text:p text:style-name="P22"><text:span text:style-name="Source_20_Text"><text:span text:style-name="T31">(Note:- Still not able to show the output in proper html report . Still working on that.)</text:span></text:span></text:p>
      <text:p text:style-name="P22"><text:span text:style-name="Source_20_Text"><text:span text:style-name="T31"/></text:span></text:p>
      <text:p text:style-name="P16"><text:span text:style-name="T42">Task7</text:span><text:span text:style-name="T35">:- </text:span><text:span text:style-name="T13">Print "Enter any charcter you want to print”</text:span></text:p>
      <text:p text:style-name="P7"><text:span text:style-name="T35">Read input from the user (say mychar variable)</text:span></text:p>
      <text:p text:style-name="P7"><text:span text:style-name="T35">Print "Enter no of times you want to print {{Character }} " -----&gt; value of character should be printed</text:span></text:p>
      <text:p text:style-name="P7"><text:span text:style-name="T35">Read input from the user (say n variable)</text:span></text:p>
      <text:p text:style-name="P7"><text:span text:style-name="T35">Print the mychar variable n no of times using for loop</text:span></text:p>
      <text:p text:style-name="P13"><text:span text:style-name="T34">(Given by Rajat Sir)</text:span></text:p>
      <text:p text:style-name="P14"><text:span text:style-name="T41">Script</text:span><text:span text:style-name="T34">:- </text:span><text:span text:style-name="T36">#!/bin/bash</text:span></text:p>
      <text:p text:style-name="P15"><text:span text:style-name="T34">printf "Enter any charcter you want to print: "</text:span></text:p>
      <text:p text:style-name="P15"><text:span text:style-name="T34">read character</text:span></text:p>
      <text:p text:style-name="P15"><text:span text:style-name="T34">echo "Enter number of times you want to print $character"</text:span></text:p>
      <text:p text:style-name="P15"><text:span text:style-name="T34">read number</text:span></text:p>
      <text:p text:style-name="P15"><text:span text:style-name="T34">echo $number</text:span></text:p>
      <text:p text:style-name="P15"><text:span text:style-name="T34">for i in <text:s/>$(seq "$number")</text:span></text:p>
      <text:p text:style-name="P15"><text:span text:style-name="T34">do</text:span></text:p>
      <text:p text:style-name="P15"><text:span text:style-name="T34">echo $character</text:span></text:p>
      <text:p text:style-name="P15"><text:span text:style-name="T34">done</text:span></text:p>
      <text:p text:style-name="P17"><text:span text:style-name="T34">Output:- </text:span><text:span text:style-name="T38"># ./rajat.sh</text:span></text:p>
      <text:p text:style-name="P18"><text:span text:style-name="T34">Enter any charcter you want to print: Tarun</text:span></text:p>
      <text:p text:style-name="P18"><text:span text:style-name="T34">Enter number of times you want to print Tarun</text:span></text:p>
      <text:p text:style-name="P18"><text:span text:style-name="T34">5</text:span></text:p>
      <text:p text:style-name="P18"><text:span text:style-name="T34">5</text:span></text:p>
      <text:p text:style-name="P18"><text:span text:style-name="T34">Tarun</text:span></text:p>
      <text:p text:style-name="P18"><text:soft-page-break/><text:span text:style-name="T34">Tarun</text:span></text:p>
      <text:p text:style-name="P18"><text:span text:style-name="T34">Tarun</text:span></text:p>
      <text:p text:style-name="P18"><text:span text:style-name="T34">Tarun</text:span></text:p>
      <text:p text:style-name="P18"><text:span text:style-name="T34">Tarun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9:28:03.552101479</meta:creation-date>
    <dc:date>2018-05-24T01:56:13.863658903</dc:date>
    <meta:editing-duration>PT3H34M43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5" meta:paragraph-count="131" meta:word-count="506" meta:character-count="2882" meta:non-whitespace-character-count="2316"/>
  </office:meta>
</office:document-meta>
</file>